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2.29cm" fo:min-width="33.79cm"/>
    </style:style>
    <style:style style:name="gr2" style:family="graphic" style:parent-style-name="standard">
      <style:graphic-properties draw:stroke="none" svg:stroke-color="#000000" draw:fill="none" draw:fill-color="#ffffff" fo:min-height="3.076cm"/>
    </style:style>
    <style:style style:name="gr3" style:family="graphic" style:parent-style-name="standard">
      <style:graphic-properties draw:stroke="none" svg:stroke-color="#000000" draw:fill="none" draw:fill-color="#ffffff" fo:min-height="1.401cm"/>
    </style:style>
    <style:style style:name="gr4" style:family="graphic" style:parent-style-name="standard">
      <style:graphic-properties draw:stroke="none" svg:stroke-color="#000000" draw:fill="none" draw:fill-color="#ffffff" fo:min-height="1.147cm"/>
    </style:style>
    <style:style style:name="gr5" style:family="graphic" style:parent-style-name="standard">
      <style:graphic-properties draw:stroke="none" svg:stroke-color="#000000" draw:fill="none" draw:fill-color="#ffffff" fo:min-height="2.466cm"/>
    </style:style>
    <style:style style:name="gr6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2.29cm" fo:min-width="2.04cm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2.29cm" fo:min-width="2.04cm"/>
    </style:style>
    <style:style style:name="gr8" style:family="graphic" style:parent-style-name="standard">
      <style:graphic-properties svg:stroke-color="#000000" draw:fill-color="#aea79f" draw:textarea-horizontal-align="justify" draw:textarea-vertical-align="middle" draw:auto-grow-height="false" fo:min-height="2.29cm" fo:min-width="28.75cm"/>
    </style:style>
    <style:style style:name="gr9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1.63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2.29cm" fo:min-width="11.184cm"/>
    </style:style>
    <style:style style:name="gr12" style:family="graphic" style:parent-style-name="standard">
      <style:graphic-properties svg:stroke-color="#000000" draw:fill-color="#aea79f" draw:textarea-horizontal-align="justify" draw:textarea-vertical-align="middle" draw:auto-grow-height="false" fo:min-height="2.29cm" fo:min-width="22.105cm"/>
    </style:style>
    <style:style style:name="gr13" style:family="graphic" style:parent-style-name="standard">
      <style:graphic-properties draw:stroke="none" svg:stroke-color="#000000" draw:fill="none" draw:fill-color="#ffffff" fo:min-height="1.584cm"/>
    </style:style>
    <style:style style:name="gr14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2.24cm" fo:min-width="1.99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.435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loext:graphic-properties draw:fill-color="#aea79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4.29cm" svg:height="2.54cm" svg:x="12.43cm" svg:y="3.2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541cm" svg:height="3.326cm" svg:x="1.254cm" svg:y="3.202cm">
          <draw:text-box>
            <text:p text:style-name="P2"><text:span text:style-name="T1">Receiver control and status (0xffff0000)</text:span></text:p>
          </draw:text-box>
        </draw:frame>
        <draw:frame draw:style-name="gr3" draw:text-style-name="P3" draw:layer="layout" svg:width="5.207cm" svg:height="1.651cm" svg:x="25.393cm" svg:y="1.335cm">
          <draw:text-box>
            <text:p text:style-name="P2"><text:span text:style-name="T1">Unused</text:span></text:p>
          </draw:text-box>
        </draw:frame>
        <draw:frame draw:style-name="gr4" draw:text-style-name="P3" draw:layer="layout" svg:width="1.431cm" svg:height="1.397cm" svg:x="42.368cm" svg:y="1.459cm">
          <draw:text-box>
            <text:p text:style-name="P2"><text:span text:style-name="T1">1</text:span></text:p>
          </draw:text-box>
        </draw:frame>
        <draw:frame draw:style-name="gr4" draw:text-style-name="P3" draw:layer="layout" svg:width="1.431cm" svg:height="1.397cm" svg:x="44.869cm" svg:y="1.46cm">
          <draw:text-box>
            <text:p text:style-name="P2"><text:span text:style-name="T1">1</text:span></text:p>
          </draw:text-box>
        </draw:frame>
        <draw:frame draw:style-name="gr5" draw:text-style-name="P3" xml:id="id1" draw:id="id1" draw:layer="layout" svg:width="4.507cm" svg:height="2.716cm" svg:x="34.805cm" svg:y="6.41cm">
          <draw:text-box>
            <text:p text:style-name="P2"><text:span text:style-name="T1">Interrupt</text:span></text:p>
            <text:p text:style-name="P2"><text:span text:style-name="T1">enable</text:span></text:p>
          </draw:text-box>
        </draw:frame>
        <draw:custom-shape draw:style-name="gr6" draw:text-style-name="P1" xml:id="id4" draw:id="id4" draw:layer="layout" svg:width="2.54cm" svg:height="2.54cm" svg:x="44.18cm" svg:y="3.2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2.54cm" svg:height="2.54cm" svg:x="41.68cm" svg:y="3.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9.25cm" svg:height="2.54cm" svg:x="12.43cm" svg:y="3.2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39.312cm" svg:y1="7.768cm" svg:x2="42.95cm" svg:y2="5.75cm" draw:start-shape="id1" draw:start-glue-point="1" draw:end-shape="id2" draw:end-glue-point="2" svg:d="M39312 7768h3638v-2018" svg:viewBox="0 0 3639 2019">
          <text:p/>
        </draw:connector>
        <draw:frame draw:style-name="gr10" draw:text-style-name="P3" xml:id="id3" draw:id="id3" draw:layer="layout" svg:width="4.507cm" svg:height="1.88cm" svg:x="48.706cm" svg:y="6.41cm">
          <draw:text-box>
            <text:p text:style-name="P2"><text:span text:style-name="T1">Ready</text:span></text:p>
          </draw:text-box>
        </draw:frame>
        <draw:connector draw:style-name="gr9" draw:text-style-name="P5" draw:layer="layout" svg:x1="48.706cm" svg:y1="7.35cm" svg:x2="45.45cm" svg:y2="5.75cm" draw:start-shape="id3" draw:start-glue-point="3" draw:end-shape="id4" draw:end-glue-point="2" svg:d="M48706 7350h-3256v-1600" svg:viewBox="0 0 3257 1601">
          <text:p/>
        </draw:connector>
        <draw:custom-shape draw:style-name="gr1" draw:text-style-name="P1" draw:layer="layout" svg:width="34.29cm" svg:height="2.54cm" svg:x="12.431cm" svg:y="11.81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541cm" svg:height="3.326cm" svg:x="1.255cm" svg:y="11.803cm">
          <draw:text-box>
            <text:p text:style-name="P2"><text:span text:style-name="T1">R</text:span><text:span text:style-name="T1">e</text:span><text:span text:style-name="T1">c</text:span><text:span text:style-name="T1">ei</text:span><text:span text:style-name="T1">v</text:span><text:span text:style-name="T1">er </text:span><text:span text:style-name="T1">d</text:span><text:span text:style-name="T1">at</text:span><text:span text:style-name="T1">a </text:span><text:span text:style-name="T1">(0</text:span><text:span text:style-name="T1">xf</text:span><text:span text:style-name="T1">fff</text:span><text:span text:style-name="T1">0</text:span><text:span text:style-name="T1">0</text:span><text:span text:style-name="T1">0</text:span><text:span text:style-name="T1">4)</text:span></text:p>
          </draw:text-box>
        </draw:frame>
        <draw:frame draw:style-name="gr3" draw:text-style-name="P3" draw:layer="layout" svg:width="5.207cm" svg:height="1.651cm" svg:x="21.894cm" svg:y="9.936cm">
          <draw:text-box>
            <text:p text:style-name="P2"><text:span text:style-name="T1">Unu</text:span><text:span text:style-name="T1">sed</text:span></text:p>
          </draw:text-box>
        </draw:frame>
        <draw:frame draw:style-name="gr4" draw:text-style-name="P3" draw:layer="layout" svg:width="1.431cm" svg:height="1.397cm" svg:x="40.169cm" svg:y="10.06cm">
          <draw:text-box>
            <text:p text:style-name="P2"><text:span text:style-name="T1">8</text:span></text:p>
          </draw:text-box>
        </draw:frame>
        <draw:custom-shape draw:style-name="gr11" draw:text-style-name="P1" draw:layer="layout" svg:width="11.684cm" svg:height="2.54cm" svg:x="35.036cm" svg:y="11.8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2.605cm" svg:height="2.54cm" svg:x="12.431cm" svg:y="11.811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7.543cm" svg:height="1.834cm" svg:x="37.907cm" svg:y="14.711cm">
          <draw:text-box>
            <text:p text:style-name="P2"><text:span text:style-name="T1">Received byte</text:span></text:p>
          </draw:text-box>
        </draw:frame>
        <draw:custom-shape draw:style-name="gr1" draw:text-style-name="P1" draw:layer="layout" svg:width="34.29cm" svg:height="2.54cm" svg:x="12.431cm" svg:y="19.3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541cm" svg:height="3.326cm" svg:x="1.255cm" svg:y="19.302cm">
          <draw:text-box>
            <text:p text:style-name="P2"><text:span text:style-name="T1">Transmitter control and status (0xffff0008)</text:span></text:p>
          </draw:text-box>
        </draw:frame>
        <draw:frame draw:style-name="gr3" draw:text-style-name="P3" draw:layer="layout" svg:width="5.207cm" svg:height="1.651cm" svg:x="25.394cm" svg:y="17.435cm">
          <draw:text-box>
            <text:p text:style-name="P2"><text:span text:style-name="T1">Unused</text:span></text:p>
          </draw:text-box>
        </draw:frame>
        <draw:frame draw:style-name="gr4" draw:text-style-name="P3" draw:layer="layout" svg:width="1.431cm" svg:height="1.397cm" svg:x="42.369cm" svg:y="17.559cm">
          <draw:text-box>
            <text:p text:style-name="P2"><text:span text:style-name="T1">1</text:span></text:p>
          </draw:text-box>
        </draw:frame>
        <draw:frame draw:style-name="gr4" draw:text-style-name="P3" draw:layer="layout" svg:width="1.431cm" svg:height="1.397cm" svg:x="44.87cm" svg:y="17.56cm">
          <draw:text-box>
            <text:p text:style-name="P2"><text:span text:style-name="T1">1</text:span></text:p>
          </draw:text-box>
        </draw:frame>
        <draw:frame draw:style-name="gr5" draw:text-style-name="P3" xml:id="id5" draw:id="id5" draw:layer="layout" svg:width="4.507cm" svg:height="2.716cm" svg:x="34.806cm" svg:y="22.51cm">
          <draw:text-box>
            <text:p text:style-name="P2"><text:span text:style-name="T1">Interrupt</text:span></text:p>
            <text:p text:style-name="P2"><text:span text:style-name="T1">enable</text:span></text:p>
          </draw:text-box>
        </draw:frame>
        <draw:custom-shape draw:style-name="gr14" draw:text-style-name="P1" xml:id="id8" draw:id="id8" draw:layer="layout" svg:width="2.54cm" svg:height="2.54cm" svg:x="44.181cm" svg:y="19.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2.54cm" svg:height="2.54cm" svg:x="41.681cm" svg:y="19.3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9.25cm" svg:height="2.54cm" svg:x="12.431cm" svg:y="19.3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39.313cm" svg:y1="23.868cm" svg:x2="42.951cm" svg:y2="21.85cm" draw:start-shape="id5" draw:start-glue-point="1" draw:end-shape="id6" draw:end-glue-point="2" svg:d="M39313 23868h3638v-2018" svg:viewBox="0 0 3639 2019">
          <text:p/>
        </draw:connector>
        <draw:frame draw:style-name="gr10" draw:text-style-name="P3" xml:id="id7" draw:id="id7" draw:layer="layout" svg:width="4.507cm" svg:height="1.88cm" svg:x="48.707cm" svg:y="22.51cm">
          <draw:text-box>
            <text:p text:style-name="P2"><text:span text:style-name="T1">Ready</text:span></text:p>
          </draw:text-box>
        </draw:frame>
        <draw:connector draw:style-name="gr9" draw:text-style-name="P5" draw:layer="layout" svg:x1="48.707cm" svg:y1="23.45cm" svg:x2="45.451cm" svg:y2="21.85cm" draw:start-shape="id7" draw:start-glue-point="3" draw:end-shape="id8" draw:end-glue-point="2" svg:d="M48707 23450h-3256v-1600" svg:viewBox="0 0 3257 1601">
          <text:p/>
        </draw:connector>
        <draw:custom-shape draw:style-name="gr1" draw:text-style-name="P1" draw:layer="layout" svg:width="34.29cm" svg:height="2.54cm" svg:x="12.432cm" svg:y="27.91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541cm" svg:height="3.326cm" svg:x="1.256cm" svg:y="27.903cm">
          <draw:text-box>
            <text:p text:style-name="P2"><text:span text:style-name="T1">Transmitter data (0xffff000c)</text:span></text:p>
          </draw:text-box>
        </draw:frame>
        <draw:frame draw:style-name="gr3" draw:text-style-name="P3" draw:layer="layout" svg:width="5.207cm" svg:height="1.651cm" svg:x="21.895cm" svg:y="26.036cm">
          <draw:text-box>
            <text:p text:style-name="P2"><text:span text:style-name="T1">Unused</text:span></text:p>
          </draw:text-box>
        </draw:frame>
        <draw:frame draw:style-name="gr4" draw:text-style-name="P3" draw:layer="layout" svg:width="1.431cm" svg:height="1.397cm" svg:x="40.17cm" svg:y="26.16cm">
          <draw:text-box>
            <text:p text:style-name="P2"><text:span text:style-name="T1">8</text:span></text:p>
          </draw:text-box>
        </draw:frame>
        <draw:custom-shape draw:style-name="gr11" draw:text-style-name="P1" draw:layer="layout" svg:width="11.684cm" svg:height="2.54cm" svg:x="35.037cm" svg:y="27.9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2.605cm" svg:height="2.54cm" svg:x="12.432cm" svg:y="27.911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8.558cm" svg:height="1.685cm" svg:x="37.308cm" svg:y="30.811cm">
          <draw:text-box>
            <text:p text:style-name="P2"><text:span text:style-name="T1">Transmitted by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4.61cm" fo:page-height="34.7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7T19:32:27.794776774</meta:creation-date>
    <dc:date>2017-12-17T19:48:21.273732271</dc:date>
    <meta:editing-duration>PT15M50S</meta:editing-duration>
    <meta:editing-cycles>7</meta:editing-cycles>
    <meta:generator>LibreOffice/5.1.6.2$Linux_X86_64 LibreOffice_project/10m0$Build-2</meta:generator>
    <meta:document-statistic meta:object-count="38"/>
  </office:meta>
</office:document-meta>
</file>